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3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4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5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96" style:family="paragraph" style:parent-style-name="Text_20_body" style:list-style-name="L4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9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98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9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0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01" style:family="paragraph" style:parent-style-name="Table_20_Contents" style:list-style-name="L41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8260508832913808936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1">먼저, 크로가 왔다. 지상에서 데굴데굴을 하고 있었을 때 미케가 왔다.</text:p>
            </text:list-item>
            <text:list-item>
              <text:p text:style-name="P61">이 번은 두 마리 모구, 동시에, 허리 문질러 을 했다.</text:p>
            </text:list-item>
            <text:list-item>
              <text:p text:style-name="P61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631367415816370761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92">그 모양「形状에서 판단하여, 처음에는 미케라고 생각했다.</text:p>
                </text:list-item>
                <text:list-item>
                  <text:p text:style-name="P92">그러나, 미케와 비해, 머리가 더 크다. </text:p>
                </text:list-item>
                <text:list-item>
                  <text:p text:style-name="P92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2566400881013648107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2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5807359868191504240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4119361634365879113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096436144834659474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63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7521734401452824803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93">그러자「すると, "휴" 라고 으르렁「唸り声을 거렸다「立てた.</text:p>
                </text:list-item>
                <text:list-item>
                  <text:p text:style-name="P93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4112977095948387967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4610483535286367772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64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8000192235727260150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5">크로는 다시 내려오지 않는다. / 이 번은 돌출 울타리 앞에 나오는 것조차 하지 않아.</text:p>
            </text:list-item>
            <text:list-item>
              <text:p text:style-name="P65">미케에 잠시 허리 문지르을 하고, 옹벽 위를 보면, 크로는 없어.</text:p>
            </text:list-item>
            <text:list-item>
              <text:p text:style-name="P65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9014730156066644720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6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5075639507462460359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7">비가 내리고 있었다. / 울타리에 접근해 보니, 미케의 울음 소리. / 더우기 보면, 크로의 그림자도 보인다.</text:p>
            </text:list-item>
            <text:list-item>
              <text:p text:style-name="P67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8801718163764617045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8">크로가 왔다. 미케는 오지 않았다.</text:p>
            </text:list-item>
            <text:list-item>
              <text:p text:style-name="P68">옹벽에 도착한 때 두 마리 모두 없었다.</text:p>
            </text:list-item>
            <text:list-item>
              <text:p text:style-name="P68">보도 쪽에 간다. 수영장의 모서리에 간다. 혀를 울린다.</text:p>
            </text:list-item>
            <text:list-item>
              <text:p text:style-name="P68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8">울타리 속에서 고양이의 울음 소리가 들린다.</text:p>
            </text:list-item>
            <text:list-item>
              <text:p text:style-name="P68">처음, 미케이 아닐까라고 생각한다. 하지만, 목소리가 약간 작다. 또 높다.</text:p>
            </text:list-item>
            <text:list-item>
              <text:p text:style-name="P68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7961592760944930781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9">류가 왔다. 어떻게 왔는지? / 우선, 미케가 있어. 지상에 내렸다. 허리를 마사지.</text:p>
            </text:list-item>
            <text:list-item>
              <text:p text:style-name="P69">잠시 후 보도 쪽의 옹벽 위에서 고양이의 그림자. 크로 이다.</text:p>
            </text:list-item>
            <text:list-item>
              <text:p text:style-name="P69"><text:soft-page-break/>미케를 옹벽에 올리고 먹이를 준다.</text:p>
            </text:list-item>
            <text:list-item>
              <text:p text:style-name="P69">그리고 크로 옆으로 간다. / 2,3 번 쓰다듬다. / 그러자, 크로는 보도 쪽에 가서 버린다.</text:p>
            </text:list-item>
            <text:list-item>
              <text:p text:style-name="P69">갑자기, 울타리 속에 한 마리의 고양이가 나타난다.</text:p>
            </text:list-item>
            <text:list-item>
              <text:p text:style-name="P69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9">수영장의 서 쪽 모퉁이로 가면, 크로가 울타리속에서 외에 나온다.</text:p>
            </text:list-item>
            <text:list-item>
              <text:p text:style-name="P69">그런데, 류도 공원 쪽에서 온 버린다.</text:p>
            </text:list-item>
            <text:list-item>
              <text:p text:style-name="P69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9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9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3330577650100535024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류는 오지 않다.</text:p>
            </text:list-item>
            <text:list-item>
              <text:p text:style-name="P70">크로, 미케. 두 마리 모두 이미 옹벽 위에 있다.</text:p>
            </text:list-item>
            <text:list-item>
              <text:p text:style-name="P70">미케를 내렸다. <text:s/>/ 크로는 내려 오지 않다. 목소리를 던지지만, 여전히 오지않다.</text:p>
            </text:list-item>
            <text:list-item>
              <text:p text:style-name="P70">지상에서 미케의 허리를 마사지하면서, 크로에 목소리를 몇번 던진다.</text:p>
            </text:list-item>
            <text:list-item>
              <text:p text:style-name="P70">미케를 옹벽 위에 올린다. / 크로에 호소한다. "지상에 내려와자" / 변함없이 오지않다.</text:p>
            </text:list-item>
            <text:list-item>
              <text:p text:style-name="P70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718528374450980542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크로는 다시 내려 오지 않다.</text:p>
            </text:list-item>
            <text:list-item>
              <text:p text:style-name="P71">클로에 향해 목소리를 던지면서, 미케의 허리를 마사지한다.</text:p>
            </text:list-item>
            <text:list-item>
              <text:p text:style-name="P71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3935267312465450003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665904699269974379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73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6200958336968923883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류가 왔다. / 옹백에 도착했던 때 이미 옹벽 위에 있었다.</text:p>
            </text:list-item>
            <text:list-item>
              <text:p text:style-name="P74">우선, 그림자만 보였지만, 머리의 크기에 의해 류이라고 알려졌다.</text:p>
            </text:list-item>
            <text:list-item>
              <text:p text:style-name="P74">류에 말을 걸어, 근처에 간다. / 조금 고민했지만, 베이스트를 반 주기로한다.</text:p>
            </text:list-item>
            <text:list-item>
              <text:p text:style-name="P74">페이스트를 용기에서 반출한 후 돌출 방향을 보면, 크로가 있다. / 네발 앉아 있다.</text:p>
            </text:list-item>
            <text:list-item>
              <text:p text:style-name="P74">크로에 나머지 중 4 분의 3 정도를 준다.</text:p>
            </text:list-item>
            <text:list-item>
              <text:p text:style-name="P74">그리고, 나머지 전부를 다시 류에 준다.</text:p>
            </text:list-item>
            <text:list-item>
              <text:p text:style-name="P74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74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74">주위를 조금 걸어 본다. / 없다. / 보도에 가장 가까운 곳에 나있는 나무의 뿌리를 본다. 크로가 있다.</text:p>
            </text:list-item>
            <text:list-item>
              <text:p text:style-name="P74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6592995974579860860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94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94">그리고, 울음 소리가 들려온다「聞こえてくる. / </text:p>
            </text:list-item>
            <text:list-item>
              <text:p text:style-name="P94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356928895474109515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75">전 번 째와 같이, 미케에 마사지를 할 때, 때때로 크로에 목소리를 던진다.</text:p>
            </text:list-item>
            <text:list-item>
              <text:p text:style-name="P75">그리고 미케를 옹벽에 올리고, 페이스트를 준다. / 우선 미케. 그리고, 크로.</text:p>
            </text:list-item>
            <text:list-item>
              <text:p text:style-name="P75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597265069387195525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6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76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5983546575485090666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7">비가 내리고 있었다. / 울타리 속에도 두 마리는 없다. / 수여장의 서 쪽으로 가서 본다. / 혀를 울린다. / 누구도 오지 않다.</text:p>
            </text:list-item>
            <text:list-item>
              <text:p text:style-name="P77">공원으로 돌아간다. / 입구의 근처에서 고양이의 울음소리가 들린다. / 차도의 맞은 편에 있는 아파트의 입구 근처에서.</text:p>
            </text:list-item>
            <text:list-item>
              <text:p text:style-name="P77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2257287357109039551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8">두 마리 모두. / 미케에게 허리 마사지. / 두 마리에게 페이스트.</text:p>
            </text:list-item>
            <text:list-item>
              <text:p text:style-name="P78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5985927870480541889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어제. 미케는 처음부터 옹벽 위에 있다.</text:p>
            </text:list-item>
            <text:list-item>
              <text:p text:style-name="P79">크로는 옹벽 위에는 오지 않고, 울타리 속에도 없다.</text:p>
            </text:list-item>
            <text:list-item>
              <text:p text:style-name="P79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9">하품을 하고 있다.</text:p>
            </text:list-item>
            <text:list-item>
              <text:p text:style-name="P79">"이쪽으로 오자" 라고 목소리를 던지면서, 공원의 방향으로 내 몸을 향한다.</text:p>
            </text:list-item>
            <text:list-item>
              <text:p text:style-name="P79">하지만, 크로는 그 자리에 우두커니 채 움직이지 않다.</text:p>
            </text:list-item>
            <text:list-item>
              <text:p text:style-name="P79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596384267698073504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어제. 두 마리 모두 온다.</text:p>
            </text:list-item>
            <text:list-item>
              <text:p text:style-name="P80">어제는 그 때 까지 와는 달리, 미케를 지상에 내렸던 후 먼저 크로에게 페이스트를 주었다.</text:p>
            </text:list-item>
            <text:list-item>
              <text:p text:style-name="P80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0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0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6589701094203975681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81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1648805985152194017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2">크로는 다시 지상에는 오지않다.</text:p>
            </text:list-item>
            <text:list-item>
              <text:p text:style-name="P82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5368207764986624994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비가 내렸다. / 두 마리는 오지 않을까라고 생각했었다.</text:p>
            </text:list-item>
            <text:list-item>
              <text:p text:style-name="P83">옹벽에 도착하고, 울타리 안을 들여다본다. / 혀를 울린다.</text:p>
            </text:list-item>
            <text:list-item>
              <text:p text:style-name="P83">1 분 정도 그 자리에 있던 것일까, "냐아" 라고 고양이의 울음소리가 들린다. / 곧 그 소리가 미케이라고 알 수 있다.</text:p>
            </text:list-item>
            <text:list-item>
              <text:p text:style-name="P83">미케에 울타리 너머로 페이스트를 준다.</text:p>
            </text:list-item>
            <text:list-item>
              <text:p text:style-name="P83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7329477985148491368" text:style-name="L30">
        <text:list-item>
          <text:p text:style-name="P84">A</text:p>
          <text:list>
            <text:list-item>
              <text:p text:style-name="P84">위안부 문제. / 30 만인의 조선의 여성들. / 강제적으로 성 노예로 되었다.</text:p>
            </text:list-item>
            <text:list-item>
              <text:p text:style-name="P84">일본군은 이 성노예 제도의 운영에 참여했었다.</text:p>
            </text:list-item>
            <text:list-item>
              <text:p text:style-name="P84">따라서, 일본은 국가로 성노예 피해자들에 대해 책임이 있다.</text:p>
            </text:list-item>
          </text:list>
        </text:list-item>
        <text:list-item>
          <text:p text:style-name="P84">B</text:p>
          <text:list>
            <text:list-item>
              <text:p text:style-name="P84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1332721243264810661" text:style-name="L31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아무도 오지 않다. / 항상 올 곳에서는 없다.</text:p>
            </text:list-item>
            <text:list-item>
              <text:p text:style-name="P85">보도에 나오고 수영장의 서쪽으로 걸어간다.</text:p>
            </text:list-item>
            <text:list-item>
              <text:p text:style-name="P85">울타리에 접근하고, 혀를 울린다. / 오지 않다.</text:p>
            </text:list-item>
            <text:list-item>
              <text:p text:style-name="P85">비교적으로 오래 기다렸다가, 공원에게 돌아간다.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6533541664931127675" text:style-name="L32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2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86">그러자, "냐아 냐아" 라고 미케의 울음소리가 들려 온다.</text:p>
            </text:list-item>
            <text:list-item>
              <text:p text:style-name="P52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86">그 창고 위에 한 마리 고양이가 있다. 미케이다. / "냐아 냐아" 라고 큰 목소리로 울고 있다.</text:p>
            </text:list-item>
            <text:list-item>
              <text:p text:style-name="P52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1076429889715151147" text:style-name="L33">
        <text:list-item>
          <text:p text:style-name="P53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3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3">평소에는 그런 기회는, 나에 대해서 말하면, 없어요. 완전이 존재하지 않고 있다.</text:p>
            </text:list-item>
            <text:list-item>
              <text:p text:style-name="P53">그러나, 생각해 보니, 옛날부터, 비슷한 상황은 존재하고 있었을지도 모릅니다.</text:p>
            </text:list-item>
            <text:list-item>
              <text:p text:style-name="P53">옛날, 사람들이 일기를 쓴 것도, 비슷한 동기<text:span text:style-name="T7">「動機</text:span>로인지지도 모릅니다.</text:p>
            </text:list-item>
            <text:list-item>
              <text:p text:style-name="P53">즉, 동기의 출처<text:span text:style-name="T7">「出処</text:span>의 하나 였는지도 모릅니다.</text:p>
            </text:list-item>
          </text:list>
        </text:list-item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두 마리 모두, 나가 옹벽에 도착한 때 이미 있었다.</text:p>
            </text:list-item>
            <text:list-item>
              <text:p text:style-name="P87">크로가 미케보다 돌출울타리 가까이에 있다.</text:p>
            </text:list-item>
            <text:list-item>
              <text:p text:style-name="P87">내가 항상 위치에 서서, 먼저 미케가 온다.</text:p>
            </text:list-item>
            <text:list-item>
              <text:p text:style-name="P87">미케를 지상에는 내려 않고 즉시 페이스트를 준다. / 먼저, 미케에. 그리고 클로에.</text:p>
            </text:list-item>
            <text:list-item>
              <text:p text:style-name="P53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3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3">신체 / 정신</text:p>
        </text:list-item>
        <text:list-item>
          <text:p text:style-name="P53">새로운 지식 / 행동</text:p>
          <text:list>
            <text:list-item>
              <text:p text:style-name="P53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3">왜 수건을 붙일 것인가? / 수건을 배에 붙일 때, 배가 기분 좋다.</text:p>
                </text:list-item>
                <text:list-item>
                  <text:p text:style-name="P53">내 아랫배는 차가워<text:span text:style-name="T7">「冷え</text:span> 쉬운<text:span text:style-name="T7">「易い</text:span> 것입니다.</text:p>
                </text:list-item>
                <text:list-item>
                  <text:p text:style-name="P53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3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3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5456700689328304500" text:style-name="L34"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두 마리 모두 오지 않는다. / 평소와 같이 수영장의 서쪽으로 가서, 울타리에 가까이 다가가, 혀를 울린다. / 누구도 오지 않아.</text:p>
            </text:list-item>
            <text:list-item>
              <text:p text:style-name="P88">이 밤은 쇼핑은 없이, 도서관에 책을 반환할 심부름도 없고.</text:p>
            </text:list-item>
            <text:list-item>
              <text:p text:style-name="P88">그냥, 먹이주기를 위해서 외출했다.</text:p>
            </text:list-item>
          </text:list>
        </text:list-item>
        <text:list-item>
          <text:p text:style-name="P54">새로운 지식 / 행동</text:p>
          <text:list>
            <text:list-item>
              <text:p text:style-name="P54">식사는 1 일 1 식을 계속하고 있다. / 오늘 현재, 시작한지, 4 일째가 될 것일까.</text:p>
              <text:list>
                <text:list-item>
                  <text:p text:style-name="P54">지금까지는 점심에서 먹으면서, 뉴스 기사를 읽고 있었다.</text:p>
                </text:list-item>
                <text:list-item>
                  <text:p text:style-name="P54">낮에는 식사를 하지 않게 된 지금은, 식사는 없으로, 뉴스 읽기만을 하<text:soft-page-break/>고 있다.</text:p>
                </text:list-item>
                <text:list-item>
                  <text:p text:style-name="P54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7397654030994586631" text:style-name="L35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크로만 왔다. / 옹벽에는 없었다. / 보도에 나오고, 서쪽으로 간다. / 중간에서 고양이의 울음소리. 희미하게.</text:p>
            </text:list-item>
            <text:list-item>
              <text:p text:style-name="P89">울음소리의 음정이 높다. / 크로라고 알 수 있다.</text:p>
            </text:list-item>
            <text:list-item>
              <text:p text:style-name="P89">"와서" 라고 크로에게 말하고, 공원에 돌아간다.</text:p>
            </text:list-item>
            <text:list-item>
              <text:p text:style-name="P55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89">잠시 지면 위에서 "데굴 데굴" 을 한다. / 운동장 근처까지 굴러 간다.</text:p>
            </text:list-item>
            <text:list-item>
              <text:p text:style-name="P55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5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2662519747016475185" text:style-name="L36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<text:soft-page-break/>옹벽에는 미케만. / 도착한 때 이미 있다. / 비가 약간 내리고 있는데, 잘 나온 것이다.</text:p>
            </text:list-item>
            <text:list-item>
              <text:p text:style-name="P56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6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6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6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6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6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7591554605383558385" text:style-name="L37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비가 내리고 있었다.</text:p>
            </text:list-item>
            <text:list-item>
              <text:p text:style-name="P91">옹벽에 도착해, 울타리 안을 보면, 미케가 있다. / 크로의 그림자는 보이지 않는다.</text:p>
            </text:list-item>
            <text:list-item>
              <text:p text:style-name="P91">울타리를 통해 미케에게 페이스트를 준다. / 울타리 안을 더 들여다보면, 크로의 그림자가 보인다.</text:p>
            </text:list-item>
            <text:list-item>
              <text:p text:style-name="P57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91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7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7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7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95">울타리에 가까워지고, "크로!" 라고 목소리를 던진다.</text:p>
            </text:list-item>
            <text:list-item>
              <text:p text:style-name="P95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95">그 보행자가 지나간「過ぎた 후 다시 울타리에 돌아간다「戻っていく.</text:p>
            </text:list-item>
            <text:list-item>
              <text:p text:style-name="P95">울타리에게는 크로가 아직 있다. / 남아있는 페이스트의 절반을 준다.</text:p>
            </text:list-item>
            <text:list-item>
              <text:p text:style-name="P95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2958318268409465147" text:style-name="L38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8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8">미케를 옹벽에 올린다. / 페이스트를 먼저 절반을 미케에게. / 그리고 나머지를 크로에게.</text:p>
            </text:list-item>
            <text:list-item>
              <text:p text:style-name="P58">더욱이 고형을 미케 그리고 크로에게 준다. / 류는 오지 않다. 돈도.</text:p>
            </text:list-item>
            <text:list-item>
              <text:p text:style-name="P58">생각</text:p>
              <text:list>
                <text:list-item>
                  <text:p text:style-name="P58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6596791918688561494" text:style-name="L39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<text:span text:style-name="T4">크로만. / 도착한 때, 이제. / 아래로는 내려오지 않다.</text:span></text:p>
            </text:list-item>
            <text:list-item>
              <text:p text:style-name="P59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59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59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59"><text:span text:style-name="T4">그렇게 경계하고 있던 모습이었는데, 지금은 전혀 걱정하지 않는다.</text:span></text:p>
            </text:list-item>
            <text:list-item>
              <text:p text:style-name="P59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308700" text:continue-list="list5972650693871955259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<text:soft-page-break/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1320217" text:continue-numbering="true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921205503835322732" text:style-name="L40">
        <text:list-item>
          <text:p text:style-name="P96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ext:soft-page-break/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161119809292955328" text:style-name="L41">
              <text:list-item>
                <text:p text:style-name="P101">“<text:span text:style-name="T7">作成</text:span>” ==&gt; click</text:p>
              </text:list-item>
              <text:list-item>
                <text:p text:style-name="P101">Tab x 2 (move to the text area)</text:p>
              </text:list-item>
              <text:list-item>
                <text:p text:style-name="P101">C/P ==&gt; texts</text:p>
              </text:list-item>
              <text:list-item>
                <text:p text:style-name="P101">select ==&gt; title strings</text:p>
              </text:list-item>
              <text:list-item>
                <text:p text:style-name="P101">C – c &gt; M – Tab &gt; C – v (C/P)</text:p>
              </text:list-item>
              <text:list-item>
                <text:p text:style-name="P101">M – Tab (to “to” box)</text:p>
              </text:list-item>
              <text:list-item>
                <text:p text:style-name="P101">“iwa” &gt; Tab (autofill)</text:p>
              </text:list-item>
              <text:list-item>
                <text:p text:style-name="P10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0T11:10:55.35</dc:date>
    <dc:creator>iwabuchi ken</dc:creator>
    <meta:editing-duration>P2DT17H15M12S</meta:editing-duration>
    <meta:editing-cycles>301</meta:editing-cycles>
    <meta:generator>OpenOffice/4.1.3$Win32 OpenOffice.org_project/413m1$Build-9783</meta:generator>
    <meta:document-statistic meta:table-count="7" meta:image-count="0" meta:object-count="0" meta:page-count="32" meta:paragraph-count="666" meta:word-count="12819" meta:character-count="19821"/>
  </office:meta>
</office:document-meta>
</file>